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746a" officeooo:paragraph-rsid="0007746a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Recital Esp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14:51:53.812580665</meta:creation-date>
    <meta:generator>LibreOffice/25.2.3.2$Linux_X86_64 LibreOffice_project/520$Build-2</meta:generator>
    <dc:date>2025-05-26T15:02:12.546016771</dc:date>
    <meta:editing-duration>PT10M19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